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, sans-serif"/>
    <style:font-face style:name="Lohit Devanagari1" svg:font-family="'Lohit Devanagari'"/>
    <style:font-face style:name="Nunito Sans" svg:font-family="'Nunito Sans', sans-serif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font-name="Calibri" fo:font-size="25pt" fo:letter-spacing="normal" fo:font-style="normal" style:text-underline-style="none" fo:font-weight="bold" officeooo:rsid="00077f76" officeooo:paragraph-rsid="00077f76" style:text-blinking="false" fo:background-color="transparent" style:font-size-asian="25pt" style:font-size-complex="25pt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77f76" officeooo:paragraph-rsid="00077f76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77f76" officeooo:paragraph-rsid="00095f34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95f34" officeooo:paragraph-rsid="00095f34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46c74" officeooo:paragraph-rsid="00046c74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5e464" officeooo:paragraph-rsid="0005e464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77f76" officeooo:paragraph-rsid="00077f76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solid" style:text-underline-width="auto" style:text-underline-color="font-color" fo:font-weight="bold" officeooo:rsid="00077f76" officeooo:paragraph-rsid="00077f7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solid" style:text-underline-width="auto" style:text-underline-color="font-color" fo:font-weight="bold" officeooo:rsid="00077f76" officeooo:paragraph-rsid="00077f76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20pt" fo:letter-spacing="normal" fo:font-style="normal" style:text-underline-style="solid" style:text-underline-width="auto" style:text-underline-color="font-color" fo:font-weight="bold" officeooo:rsid="00077f76" officeooo:paragraph-rsid="00077f76" style:font-size-asian="20pt" style:font-style-asian="normal" style:font-weight-asian="bold" style:font-size-complex="20pt" style:font-style-complex="normal" style:font-weight-complex="bold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22pt" fo:letter-spacing="normal" fo:font-style="normal" style:text-underline-style="solid" style:text-underline-width="auto" style:text-underline-color="font-color" fo:font-weight="bold" officeooo:rsid="00077f76" officeooo:paragraph-rsid="00077f76" style:font-size-asian="22pt" style:font-style-asian="normal" style:font-weight-asian="bold" style:font-size-complex="22pt" style:font-style-complex="normal" style:font-weight-complex="bold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8pt" fo:letter-spacing="normal" fo:font-style="normal" style:text-underline-style="none" fo:font-weight="normal" officeooo:rsid="00095f34" officeooo:paragraph-rsid="00095f34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77f76" officeooo:paragraph-rsid="00077f76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77f76" officeooo:paragraph-rsid="00095f34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46c74" officeooo:paragraph-rsid="00046c74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77f76" officeooo:paragraph-rsid="00077f76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22pt" fo:letter-spacing="normal" fo:font-style="normal" style:text-underline-style="solid" style:text-underline-width="auto" style:text-underline-color="font-color" fo:font-weight="bold" officeooo:rsid="00077f76" officeooo:paragraph-rsid="00077f76" style:font-size-asian="22pt" style:font-style-asian="normal" style:font-weight-asian="bold" style:font-size-complex="22pt" style:font-style-complex="normal" style:font-weight-complex="bold"/>
    </style:style>
    <style:style style:name="P18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95f34" officeooo:paragraph-rsid="00095f34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77f76" officeooo:paragraph-rsid="00095f34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officeooo:rsid="00077f76" officeooo:paragraph-rsid="00077f76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77f76"/>
    </style:style>
    <style:style style:name="T2" style:family="text">
      <style:text-properties officeooo:rsid="00095f34"/>
    </style:style>
    <style:style style:name="T3" style:family="text">
      <style:text-properties officeooo:rsid="00205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2182fe6-7fff-ab35-4917-f0c9a4b8be8c"/>Gestion de collections d'automobiles dans MongoDB</text:p>
      <text:p text:style-name="P11"/>
      <text:p text:style-name="P12">Xavier Battelli</text:p>
      <text:p text:style-name="P11"/>
      <text:p text:style-name="P11">Partie 1 :</text:p>
      <text:p text:style-name="P9"/>
      <text:p text:style-name="P10">Question 1 :</text:p>
      <text:p text:style-name="P2"/>
      <text:p text:style-name="P2">J’ai utiliser le bouton vert « ADD DATA » dans ma collection Voiture, <text:span text:style-name="T2">après l’avoir converti sur internet.</text:span></text:p>
      <text:p text:style-name="P8"/>
      <text:p text:style-name="P10">Question 2 :</text:p>
      <text:p text:style-name="P2"/>
      <text:p text:style-name="P4">J’ai utiliser cette commande dans filter pour afficher les voitures appartenant au proprietaire « Valerio » et « Rafik »</text:p>
      <text:p text:style-name="P4"/>
      <text:p text:style-name="P7"><text:bookmark text:name="docs-internal-guid-46c1ae67-7fff-11a2-b5dc-2b5c166ff156"/>{$or : [{Proprietaire : "Valerio"}, {Proprietaire : "Rafik"}]}</text:p>
      <text:p text:style-name="P10"/>
      <text:p text:style-name="P10">Question 3 :</text:p>
      <text:p text:style-name="P2"/>
      <text:p text:style-name="P13"><text:bookmark text:name="docs-internal-guid-23b9b40e-7fff-7125-047a-6e0de52b0a5b"/>Modifier manuellement dans l’onglet document de mongoDB compass.</text:p>
      <text:p text:style-name="P18">Avec le bouton éditer.</text:p>
      <text:p text:style-name="P10">Question 4 :</text:p>
      <text:p text:style-name="P5"/>
      <text:p text:style-name="P15"><text:bookmark text:name="docs-internal-guid-4175fd54-7fff-b5f0-10d1-4c9dcc8de588"/>Manuellement depuis l’interface avec une requête {couleur : “blanc”}</text:p>
      <text:p text:style-name="P18">J’ai cliqué sur la poubelle pour supprimer les voitures dont la couleur est blanche.</text:p>
      <text:p text:style-name="P18"/>
      <text:p text:style-name="P18"/>
      <text:p text:style-name="P18"/>
      <text:p text:style-name="P19">1/1</text:p>
      <text:p text:style-name="P11"><text:soft-page-break/>Partie 2 :</text:p>
      <text:p text:style-name="P2"/>
      <text:p text:style-name="P10">Question 1 :</text:p>
      <text:p text:style-name="P2"/>
      <text:p text:style-name="P7"><text:bookmark text:name="docs-internal-guid-f4e2da9f-7fff-0d93-412b-f5548d89ed6e"/>J’ai converti en json en modifiant le premier document manuellement depuis l’éditeur de texte.</text:p>
      <text:p text:style-name="P2"/>
      <text:p text:style-name="P10">Question 2 :</text:p>
      <text:p text:style-name="P2"/>
      <text:p text:style-name="P13"><text:bookmark text:name="docs-internal-guid-01a92a60-7fff-2c1b-1ed4-9e96857ea91e"/>J’ai utiliser cette requête dans le filter : {$or : [{Propriétaire : "Valerio"}, {Propriétaire : "Rafik"}]}</text:p>
      <text:p text:style-name="P10">Question 3 :</text:p>
      <text:p text:style-name="P2"/>
      <text:p text:style-name="P14">Modifier manuellement dans l’onglet document de mongoDB compass.</text:p>
      <text:p text:style-name="P20">Avec le bouton éditer.</text:p>
      <text:p text:style-name="P10">Question 4 :</text:p>
      <text:p text:style-name="P2"/>
      <text:p text:style-name="P4">J’ai utiliser la commande dans filter  :<text:span text:style-name="T3">{"Voiture.Couleur" :"Blanc"}</text:span></text:p>
      <text:p text:style-name="P3"/>
      <text:p text:style-name="P10">Question 5 :</text:p>
      <text:p text:style-name="P2"/>
      <text:p text:style-name="P5"><text:span text:style-name="T1">« </text:span>Selectionner tous les documents ayant "Couleur":"Noir", et remarquez le détail du résultat. En fonction de la documentation MongoDB, expliquez le résultat et proposez un design différent pour la collection ou un filtre différent. »</text:p>
      <text:p text:style-name="P5"/>
      <text:p text:style-name="P6">Si on spécifie pas de projection pour cette requête , MongoDB Compass nous renvoie toutes les voitures du propriétaire qui possède une voiture Noir. Nous sommes donc obliger de rajouter une projection <text:s/>{"Voiture.$": 1, "Propriétaire.n":1}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2/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, sans-serif"/>
    <style:font-face style:name="Lohit Devanagari1" svg:font-family="'Lohit Devanagari'"/>
    <style:font-face style:name="Nunito Sans" svg:font-family="'Nunito Sans', sans-serif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7T13:35:00.969695962</meta:creation-date>
    <dc:date>2021-05-20T16:39:32.510550701</dc:date>
    <meta:editing-duration>PT13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244" meta:character-count="1551" meta:non-whitespace-character-count="1334"/>
  </office:meta>
</office:document-meta>
</file>